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frequently affect me:</text:p>
      <text:p text:style-name="Standard">The blue air wires (cholinergic? <text:s/>they weren't blue when I was a kid. <text:s/>they were rainbow, and sometimes they still are. <text:s/>air illusions are much rarer. <text:s/>I feel extreme wonder when seeing this.)</text:p>
      <text:p text:style-name="Standard">The solid red ground paintings (a fondness for the thought of defeating an enemy)</text:p>
      <text:p text:style-name="Standard">The solid red wall paintings (separate? <text:s/>I don't recall emotional content or logical thought)</text:p>
      <text:p text:style-name="Standard">The PCP2 numbing hallucinations (rainbow mind's eye wires, happiness, laughter)</text:p>
      <text:p text:style-name="Standard">The NMDA numbing hallucinations (that white light?)</text:p>
      <text:p text:style-name="Standard">The solid yellow spots with rainbow traces when I woke up a few weeks ago</text:p>
      <text:p text:style-name="Standard">My broken DAT system and likely broken NET system</text:p>
      <text:p text:style-name="Standard">The changes in my body as the government sponsored torture system here at ESA progresses: my heels and the acidic throw up</text:p>
      <text:p text:style-name="Standard">The details of the adrenal system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text:soft-page-break/>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text:soft-page-break/>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text:soft-page-break/></text:p>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text:soft-page-break/>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text:soft-page-break/>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text:soft-page-break/>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05T00:16:55.692000000</dc:date>
    <meta:editing-duration>PT12M30S</meta:editing-duration>
    <meta:editing-cycles>29</meta:editing-cycles>
    <meta:generator>LibreOffice/7.2.1.2$Windows_X86_64 LibreOffice_project/87b77fad49947c1441b67c559c339af8f3517e22</meta:generator>
    <meta:document-statistic meta:table-count="0" meta:image-count="0" meta:object-count="0" meta:page-count="182" meta:paragraph-count="2327" meta:word-count="117859" meta:character-count="651129" meta:non-whitespace-character-count="527186"/>
  </office:meta>
</office:document-meta>
</file>